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Converter.PatternConverter( FormattingInfo f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Converter.Pattern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tternConverter.spacePad( StringBuffer sbuf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tternConverter.format( StringBuffer sbuf , PaxLogging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